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6" calcext:value-type="float">
            <text:p>97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" calcext:value-type="float">
            <text:p>96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56" calcext:value-type="float">
            <text:p>96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99" calcext:value-type="float">
            <text:p>96,999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21:19.921342415</meta:creation-date>
    <dc:date>2018-01-14T22:23:08.123577635</dc:date>
    <meta:editing-duration>PT1M4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